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text-properties fo:font-weight="bold" style:font-weight-asian="bold" style:font-weight-complex="bold"/>
    </style:style>
    <style:style style:name="P5"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ognosticator Primary Design Document</text:h>
      <text:p text:style-name="Standard"/>
      <text:p text:style-name="Standard">A website to allow users to define events and then make, vote on, and set value of predictions. <text:s/>Defining the actual outcome of the prediction will likely be done by moderators, not regular users. <text:s/>A point system will be used to reward the users for correct predictions.</text:p>
      <text:p text:style-name="Standard"/>
      <text:h text:style-name="Heading_20_2" text:outline-level="2">Design Goals</text:h>
      <text:list xml:id="list1513160507" text:style-name="L3">
        <text:list-item>
          <text:p text:style-name="P4">User-Oriented</text:p>
          <text:p text:style-name="P3">The website content must be user generated like a wiki. <text:s/>It will favor a democratic way of driving what content stays or leaves.</text:p>
        </text:list-item>
        <text:list-item>
          <text:p text:style-name="P4">Discussions<text:line-break/><text:span text:style-name="T1">Like reddit.com and slashdot.com, it will support user discussions/commenting on Events and Predictions.</text:span></text:p>
          <text:p text:style-name="P3"/>
        </text:list-item>
      </text:list>
      <text:p text:style-name="Standard">Events will reside within categories. <text:s text:c="2"/>Users can define categories, but pre-defined categories will exist.</text:p>
      <text:p text:style-name="Standard"/>
      <text:h text:style-name="Heading_20_2" text:outline-level="2">Categories</text:h>
      <text:p text:style-name="Text_20_body">Each category will need a moderator who is knowledgeable about that category.</text:p>
      <text:list xml:id="list1573662875" text:style-name="L1">
        <text:list-item>
          <text:p text:style-name="P1">Agriculture</text:p>
        </text:list-item>
        <text:list-item>
          <text:p text:style-name="P1">Astronomy</text:p>
        </text:list-item>
        <text:list-item>
          <text:p text:style-name="P1">Business</text:p>
          <text:list>
            <text:list-item>
              <text:p text:style-name="P1">Companies</text:p>
            </text:list-item>
            <text:list-item>
              <text:p text:style-name="P1">Executives</text:p>
            </text:list-item>
          </text:list>
        </text:list-item>
        <text:list-item>
          <text:p text:style-name="P1">Earth</text:p>
          <text:list>
            <text:list-item>
              <text:p text:style-name="P1">Animals</text:p>
            </text:list-item>
            <text:list-item>
              <text:p text:style-name="P1">Climate</text:p>
            </text:list-item>
            <text:list-item>
              <text:p text:style-name="P1">Earthquakes</text:p>
            </text:list-item>
            <text:list-item>
              <text:p text:style-name="P1">Vegetation</text:p>
            </text:list-item>
            <text:list-item>
              <text:p text:style-name="P1">Volcanoes</text:p>
            </text:list-item>
          </text:list>
        </text:list-item>
        <text:list-item>
          <text:p text:style-name="P1">Education</text:p>
        </text:list-item>
        <text:list-item>
          <text:p text:style-name="P1">Entertainment</text:p>
          <text:list>
            <text:list-item>
              <text:p text:style-name="P1">Movies</text:p>
            </text:list-item>
            <text:list-item>
              <text:p text:style-name="P1">Actors</text:p>
            </text:list-item>
          </text:list>
        </text:list-item>
        <text:list-item>
          <text:p text:style-name="P1">Finance</text:p>
        </text:list-item>
        <text:list-item>
          <text:p text:style-name="P1">People</text:p>
          <text:list>
            <text:list-item>
              <text:p text:style-name="P1">Births</text:p>
            </text:list-item>
            <text:list-item>
              <text:p text:style-name="P1">Deaths</text:p>
            </text:list-item>
            <text:list-item>
              <text:p text:style-name="P1">Jobs</text:p>
            </text:list-item>
            <text:list-item>
              <text:p text:style-name="P1">Population</text:p>
            </text:list-item>
          </text:list>
        </text:list-item>
        <text:list-item>
          <text:p text:style-name="P1">Politics</text:p>
          <text:list>
            <text:list-item>
              <text:p text:style-name="P1">Countries</text:p>
            </text:list-item>
            <text:list-item>
              <text:p text:style-name="P1"><text:soft-page-break/>Elections</text:p>
            </text:list-item>
            <text:list-item>
              <text:p text:style-name="P1">Laws</text:p>
            </text:list-item>
            <text:list-item>
              <text:p text:style-name="P1">Politicians</text:p>
            </text:list-item>
            <text:list-item>
              <text:p text:style-name="P1">Wars</text:p>
            </text:list-item>
          </text:list>
        </text:list-item>
        <text:list-item>
          <text:p text:style-name="P1">Religion</text:p>
          <text:list>
            <text:list-item>
              <text:p text:style-name="P1">Buddhism</text:p>
            </text:list-item>
            <text:list-item>
              <text:p text:style-name="P1">Christianity</text:p>
            </text:list-item>
            <text:list-item>
              <text:p text:style-name="P1">Hinduism</text:p>
            </text:list-item>
            <text:list-item>
              <text:p text:style-name="P1">Judaism</text:p>
            </text:list-item>
            <text:list-item>
              <text:p text:style-name="P1">Islam</text:p>
            </text:list-item>
            <text:list-item>
              <text:p text:style-name="P1">Misc</text:p>
            </text:list-item>
            <text:list-item>
              <text:p text:style-name="P1">None</text:p>
            </text:list-item>
            <text:list-item>
              <text:p text:style-name="P1">Shinto</text:p>
            </text:list-item>
            <text:list-item>
              <text:p text:style-name="P1">Sikhism</text:p>
            </text:list-item>
            <text:list-item>
              <text:p text:style-name="P1">Taoism</text:p>
            </text:list-item>
            <text:list-item>
              <text:p text:style-name="P1">Wicca</text:p>
            </text:list-item>
          </text:list>
        </text:list-item>
        <text:list-item>
          <text:p text:style-name="P1">Science</text:p>
          <text:list>
            <text:list-item>
              <text:p text:style-name="P1">Chemistry</text:p>
            </text:list-item>
            <text:list-item>
              <text:p text:style-name="P1">Disease</text:p>
              <text:list>
                <text:list-item>
                  <text:p text:style-name="P1">Plagues</text:p>
                </text:list-item>
                <text:list-item>
                  <text:p text:style-name="P1">Outbreaks</text:p>
                </text:list-item>
                <text:list-item>
                  <text:p text:style-name="P1"/>
                </text:list-item>
              </text:list>
            </text:list-item>
            <text:list-item>
              <text:p text:style-name="P1">Physics</text:p>
            </text:list-item>
            <text:list-item>
              <text:p text:style-name="P1">Materials</text:p>
            </text:list-item>
          </text:list>
        </text:list-item>
        <text:list-item>
          <text:p text:style-name="P1">Sports</text:p>
          <text:list>
            <text:list-item>
              <text:p text:style-name="P1">Baseball</text:p>
            </text:list-item>
            <text:list-item>
              <text:p text:style-name="P1">Basketball</text:p>
            </text:list-item>
            <text:list-item>
              <text:p text:style-name="P1">Bowling</text:p>
            </text:list-item>
            <text:list-item>
              <text:p text:style-name="P1">Boxing</text:p>
            </text:list-item>
            <text:list-item>
              <text:p text:style-name="P1">Cricket</text:p>
            </text:list-item>
            <text:list-item>
              <text:p text:style-name="P1">Cycling</text:p>
            </text:list-item>
            <text:list-item>
              <text:p text:style-name="P1">Field Hockey</text:p>
            </text:list-item>
            <text:list-item>
              <text:p text:style-name="P1">Football</text:p>
            </text:list-item>
            <text:list-item>
              <text:p text:style-name="P1">Golf</text:p>
            </text:list-item>
            <text:list-item>
              <text:p text:style-name="P1">Hockey</text:p>
            </text:list-item>
            <text:list-item>
              <text:p text:style-name="P1">Lacrosse</text:p>
            </text:list-item>
            <text:list-item>
              <text:p text:style-name="P1">Martial Arts</text:p>
            </text:list-item>
            <text:list-item>
              <text:p text:style-name="P1">Motor sports</text:p>
            </text:list-item>
            <text:list-item>
              <text:p text:style-name="P1">Rugby</text:p>
            </text:list-item>
            <text:list-item>
              <text:p text:style-name="P1">Running</text:p>
            </text:list-item>
            <text:list-item>
              <text:p text:style-name="P1">Skateboarding</text:p>
            </text:list-item>
            <text:list-item>
              <text:p text:style-name="P1">Soccer</text:p>
            </text:list-item>
            <text:list-item>
              <text:p text:style-name="P1">Table Tennis</text:p>
            </text:list-item>
            <text:list-item>
              <text:p text:style-name="P1">Tennis</text:p>
            </text:list-item>
            <text:list-item>
              <text:p text:style-name="P1">Volleyball</text:p>
            </text:list-item>
            <text:list-item>
              <text:p text:style-name="P1"><text:soft-page-break/>Wrestling</text:p>
            </text:list-item>
          </text:list>
        </text:list-item>
        <text:list-item>
          <text:p text:style-name="P1">Technology</text:p>
          <text:list>
            <text:list-item>
              <text:p text:style-name="P1">Automotive</text:p>
            </text:list-item>
            <text:list-item>
              <text:p text:style-name="P1">Aviation</text:p>
            </text:list-item>
            <text:list-item>
              <text:p text:style-name="P1">Computers</text:p>
            </text:list-item>
            <text:list-item>
              <text:p text:style-name="P1">Cell Phones</text:p>
            </text:list-item>
            <text:list-item>
              <text:p text:style-name="P1">Cameras</text:p>
            </text:list-item>
            <text:list-item>
              <text:p text:style-name="P1">Websites</text:p>
            </text:list-item>
          </text:list>
        </text:list-item>
        <text:list-item>
          <text:p text:style-name="P1">Weather</text:p>
          <text:list>
            <text:list-item>
              <text:p text:style-name="P1">Extreme Weather</text:p>
              <text:list>
                <text:list-item>
                  <text:p text:style-name="P1">Droughts</text:p>
                </text:list-item>
                <text:list-item>
                  <text:p text:style-name="P1">Floods</text:p>
                </text:list-item>
                <text:list-item>
                  <text:p text:style-name="P1">Hurricanes</text:p>
                </text:list-item>
                <text:list-item>
                  <text:p text:style-name="P1">Lightning</text:p>
                </text:list-item>
                <text:list-item>
                  <text:p text:style-name="P1">Tornadoes</text:p>
                </text:list-item>
              </text:list>
            </text:list-item>
            <text:list-item>
              <text:p text:style-name="P1">Snow</text:p>
            </text:list-item>
            <text:list-item>
              <text:p text:style-name="P1">Rain</text:p>
            </text:list-item>
            <text:list-item>
              <text:p text:style-name="P1">Temperature</text:p>
            </text:list-item>
          </text:list>
        </text:list-item>
      </text:list>
      <text:h text:style-name="Heading_20_2" text:outline-level="2">Events</text:h>
      <text:p text:style-name="Text_20_body">Users define events. <text:s/>Events describe something that can happen. <text:s/>An event has no time associated with it. <text:s/>Events that can not occur are deemed trivial. <text:s/>Events that are not descriptive enough are deemed vague. <text:s/>For example; “There will be a stock market crash.” <text:s/>The definition of crash is not provided so the event is vague. <text:s/>Events should be described in a positive fashion. <text:s/>Saying “The stock market will dip below 10K” is preferred over saying “The stock market will not stay above 10K.”</text:p>
      <text:h text:style-name="Heading_20_3" text:outline-level="3">Trivial Events</text:h>
      <text:p text:style-name="Text_20_body">Events that are essentially guaranteed to occur are considered trivial events. For example: the sun will rise. <text:s/>Events can be voted as trivial by users. <text:s/>Predictions of trivial events award no points. <text:s/>There may be degrees of triviality. <text:s/>For example; saying that Mr X will die is trivial, however a prediction of when he will die is not.</text:p>
      <text:h text:style-name="Heading_20_2" text:outline-level="2">Vague Events</text:h>
      <text:p text:style-name="Text_20_body">Events with an insufficient description are flagged as vague. <text:s/>Predictions can not be made on vague events. <text:s/></text:p>
      <text:h text:style-name="Heading_20_2" text:outline-level="2">Predictions</text:h>
      <text:p text:style-name="Standard">Predictions belong to users. <text:s text:c="2"/>Predictions are events plus a date range. They are refinements, by <text:a xlink:type="simple" xlink:href="#1.6.Date Range|outline">date range</text:a>, on events. <text:s/>Once a user defines an event, that user and other users can create predictions on that event. <text:s/>Predictions must be made at least one hour in advance, allowing users time to vote. <text:s/>Users can vote on a prediction up until a factor of 10x the date range. <text:s/>Since voting must cease at 10x <text:a xlink:type="simple" xlink:href="#1.6.Date Range|outline">date range</text:a> before start date and there must be at least one hour to vote, the time between the current time and the start date of the date range must be at least 10 times the duration of the range plus one hour. <text:s/>For example: making a prediction at 3/15/2013 1:00AM EST that has a date range of exactly 1 day, the start <text:soft-page-break/>date could be no sooner than 3/25/2013 2:00AM EST. <text:s/>If the date range duration was reduced to 10 minutes, the soonest time would be 160 minutes from the prediction creation time; 3/15/2013 3:40 AM EST.</text:p>
      <text:h text:style-name="Heading_20_2" text:outline-level="2">Date Range</text:h>
      <text:p text:style-name="Standard">A start and end date/time. For example 4/15/2013 1:30AM EST → 4/15/2013 5:30PM EST. <text:s/>Date Range duration of 16 hours. <text:s/>The time quantum is one minute.</text:p>
      <text:p text:style-name="Standard"/>
      <text:h text:style-name="Heading_20_3" text:outline-level="3">Prediction Scoring</text:h>
      <text:p text:style-name="Standard">There are three types of scores. <text:s/>The overall score is a combination of all three scores.</text:p>
      <text:h text:style-name="Heading_20_3" text:outline-level="3">Overall Score</text:h>
      <text:p text:style-name="Text_20_body">The overall score is calculated as 100xPrediction score + 10xYes Score + No Score</text:p>
      <text:h text:style-name="Heading_20_3" text:outline-level="3">Prediction Score</text:h>
      <text:p text:style-name="Text_20_body">The prediction score is only awarded from a successful prediction. <text:s/>The score of a prediction is determined based on the number of votes on that prediction divided by the date range width (in minutes) multiplied by the time between when the prediction was made and the start date of date range (in minutes). <text:s/>For example; a prediction made at 3/15/2013 1:00AM EST that has a start date of 3/25/2013 2:00AM EST with a date range duration of 1 day would have a factor of ((10 * 24 * 60) + 60)/(24 * 60) = 10.04 <text:s/>Because of the 10x restriction on voting/prediction creation; predictions made with minimal timeframes will have a multiplier of 10x. <text:s/>Creating a prediction with a narrow date range far in the future will create a very valuable prediction.</text:p>
      <text:p text:style-name="Text_20_body"/>
      <text:h text:style-name="Heading_20_3" text:outline-level="3">Yes Vote Score</text:h>
      <text:p text:style-name="Text_20_body">When a user votes yes on a prediction and that prediction is true</text:p>
      <text:h text:style-name="Heading_20_3" text:outline-level="3">No Vote Score</text:h>
      <text:p text:style-name="Standard"/>
      <text:p text:style-name="Standard"/>
      <text:p text:style-name="Standard">A prediction that there will be 10” of snow in New York City between 1/11/2013 12:00AM and 1/11/2014 12:00AM (a date range of 1 day) can not be voted on less than 10 days before the event, however a prediction that there will be 10” of snow in New York City between 1/11/2013 12:00AM and 1/11/2013 1:00AM (a date range of 1 hour) can be voted on up until 10 hours beforehand.</text:p>
      <text:p text:style-name="Standard"/>
      <text:h text:style-name="Heading_20_2" text:outline-level="2">Point System</text:h>
      <text:p text:style-name="Standard">When a prediction time passes and a moderator sets the outcome of the prediction. <text:s/>All users that correctly predicted a prediction (voted yes) will be granted the points for that prediction. All users that incorrectly predicted will lose that many points. <text:s/>This will be one mechanism used to prevent users from subverting the point system by voting on as many predictions as possible.</text:p>
      <text:p text:style-name="Standard">The points on a prediction are the number votes on the prediction.</text:p>
      <text:p text:style-name="Standard"><text:soft-page-break/></text:p>
      <text:h text:style-name="Heading_20_2" text:outline-level="2">Point Subversion Tactics</text:h>
      <text:list xml:id="list1397467321" text:style-name="L2">
        <text:list-item>
          <text:p text:style-name="P2">Voting on numerous predictions<text:line-break/>This technique should be thwarted by the point system penalizing the user for incorrect predictions.</text:p>
        </text:list-item>
        <text:list-item>
          <text:p text:style-name="P2">Making Numerous Predictions<text:line-break/>Users can vote on their own predictions. <text:s/>This gives an avenue of subversion by creating multiple accounts and having each user vote. <text:s/>With a simple prediction, a user could acquire points by winning trivial predictions. <text:line-break/>Thwarting techniques:</text:p>
          <text:list>
            <text:list-item>
              <text:p text:style-name="P2">Moderator override on trivial predictions</text:p>
            </text:list-item>
            <text:list-item>
              <text:p text:style-name="P2">Only allow a user to create N predictions per day.</text:p>
            </text:list-item>
            <text:list-item>
              <text:p text:style-name="P2">Only allow the user to create a prediction after a certain number of votes. <text:s/>This is vulnerable to a user voting on trivial predictions made from other dummy accoun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e Morgan</meta:initial-creator>
    <meta:creation-date>2011-09-24T19:04:24</meta:creation-date>
    <dc:date>2011-09-25T19:54:51</dc:date>
    <dc:creator>Mike Morgan</dc:creator>
    <meta:editing-duration>P1DT35M17S</meta:editing-duration>
    <meta:editing-cycles>11</meta:editing-cycles>
    <meta:generator>LibreOffice/3.3$Unix LibreOffice_project/330m19$Build-301</meta:generator>
    <meta:document-statistic meta:table-count="0" meta:image-count="0" meta:object-count="0" meta:page-count="5" meta:paragraph-count="123" meta:word-count="1108" meta:character-count="6188"/>
  </office:meta>
</office:document-meta>
</file>